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DatabasePopulator.setBlockCommentStartDelimiter( String blockCommentStart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atabasePopulator.setIgnoreFailedDrops( boolean ignoreFailedD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atabasePopulator.setCommentPrefixes( String ... commentPre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DatabasePopulator.populate(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DatabasePopulator.setCommentPrefix( String comment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atabasePopulator.setSeparator( String 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atabasePopulator.setContinueOnError( boolean continue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atabasePopulator.setScripts( Resource ... scri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atabasePopulator.addScript( Resource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atabasePopulator.setBlockCommentEndDelimiter( String blockCommentEnd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atabasePopulator.addScripts( Resource ... scri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atabasePopulator.setSqlScriptEncoding( @ Nullable String sqlScript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atabasePopulator.ResourceDatabasePopulator( boolean continueOnError , boolean ignoreFailedDrops , @ Nullable String sqlScriptEncoding , Resource ... scri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DatabasePopulator.setSqlScriptEncoding( @ Nullable Charset sqlScrip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DatabasePopulator.setDataBufferFactory( DataBufferFactory data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atabasePopulator.ResourceDatabasePopu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urceDatabasePopulator.assertContentsOfScriptArray( Resource ... scri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DatabasePopulator.ResourceDatabasePopulator( Resource ... scri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